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df521" officeooo:paragraph-rsid="000df5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ieler</text:p>
      <text:p text:style-name="Title"/>
      <text:p text:style-name="Title">Die seite zu Spielern, soll einfach eine übersicht sein mit Suchtools, in der man alle Registrierten accounts finden kann und diese dieser Welt zuordnen kann. Weiter soll es möglich sein den zugeordneten Spielern die Charaktere zuzuordnen.</text:p>
      <text:p text:style-name="P1">Charaktere</text:p>
      <text:p text:style-name="P1">TODO diese sicht beschreiben, da wird recht viel losgehen da man von hier aus alles zuordnen können soll.</text:p>
      <text:p text:style-name="P1">Parameter</text:p>
      <text:p text:style-name="P1">Auf der Seite sollen ein paar sachen für die Welt festgelegt werden, zum einen Welche Rassen und Klassen und Rollen in dieser Welt « Erlaubt » sind. <text:s/>Daraus würde ich dann eine Vorauswahl an Talenten und Aktionen die Erlaubt oder Verboten sind generieren die dann noch editieren lassen.</text:p>
      <text:p text:style-name="P1">Zusätzlich können hier noch Masse wie Längen mass, Gewicht und Währung beschrieben werden. Damit ist auch gemeint das Verhältniss zwischen den verschiedenen einheiten. z.B ein KiloGramm sind 1000 gram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14T17:36:55.519000000</dc:date>
    <meta:generator>LibreOffice/4.2.5.2$Windows_x86 LibreOffice_project/6ff819b65674ae6c83f3cbab9e4a4c2b292a7a94</meta:generator>
    <meta:editing-duration>P0D</meta:editing-duration>
    <meta:editing-cycles>1</meta:editing-cycles>
    <meta:document-statistic meta:table-count="0" meta:image-count="0" meta:object-count="0" meta:page-count="1" meta:paragraph-count="7" meta:word-count="134" meta:character-count="861" meta:non-whitespace-character-count="733"/>
  </office:meta>
</office:document-meta>
</file>